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5.501cm" table:align="left"/>
    </style:style>
    <style:style style:name="Tabela1.A" style:family="table-column">
      <style:table-column-properties style:column-width="4.609cm"/>
    </style:style>
    <style:style style:name="Tabela1.B" style:family="table-column">
      <style:table-column-properties style:column-width="10.89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5.501cm" table:align="left"/>
    </style:style>
    <style:style style:name="Tabela2.A" style:family="table-column">
      <style:table-column-properties style:column-width="4.609cm"/>
    </style:style>
    <style:style style:name="Tabela2.B" style:family="table-column">
      <style:table-column-properties style:column-width="10.892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5.501cm" table:align="left"/>
    </style:style>
    <style:style style:name="Tabela3.A" style:family="table-column">
      <style:table-column-properties style:column-width="4.577cm"/>
    </style:style>
    <style:style style:name="Tabela3.B" style:family="table-column">
      <style:table-column-properties style:column-width="10.92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5.501cm" table:align="left"/>
    </style:style>
    <style:style style:name="Tabela4.A" style:family="table-column">
      <style:table-column-properties style:column-width="4.609cm"/>
    </style:style>
    <style:style style:name="Tabela4.B" style:family="table-column">
      <style:table-column-properties style:column-width="10.892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5.501cm" table:align="left"/>
    </style:style>
    <style:style style:name="Tabela5.A" style:family="table-column">
      <style:table-column-properties style:column-width="4.609cm"/>
    </style:style>
    <style:style style:name="Tabela5.B" style:family="table-column">
      <style:table-column-properties style:column-width="10.892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5.501cm" table:align="left"/>
    </style:style>
    <style:style style:name="Tabela6.A" style:family="table-column">
      <style:table-column-properties style:column-width="4.609cm"/>
    </style:style>
    <style:style style:name="Tabela6.B" style:family="table-column">
      <style:table-column-properties style:column-width="10.892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1.579cm"/>
    </style:style>
    <style:style style:name="Tabela7.B" style:family="table-column">
      <style:table-column-properties style:column-width="2.284cm"/>
    </style:style>
    <style:style style:name="Tabela7.C" style:family="table-column">
      <style:table-column-properties style:column-width="2.722cm"/>
    </style:style>
    <style:style style:name="Tabela7.D" style:family="table-column">
      <style:table-column-properties style:column-width="10.416cm"/>
    </style:style>
    <style:style style:name="Tabela7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c0140" officeooo:paragraph-rsid="001c0140"/>
    </style:style>
    <style:style style:name="T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 3</text:p>
      <text:p text:style-name="P1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Błąd</text:p>
            </table:table-cell>
            <table:table-cell table:style-name="Tabela1.A1" office:value-type="string">
              <text:p text:style-name="Table_20_Heading">Opis</text:p>
            </table:table-cell>
          </table:table-row>
        </table:table-header-rows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Użycie <text:span text:style-name="Source_20_Text">=</text:span> zamiast <text:span text:style-name="Source_20_Text">:</text:span></text:p>
          </table:table-cell>
          <table:table-cell table:style-name="Tabela2.A1" office:value-type="string">
            <text:p text:style-name="Table_20_Contents">W CSS używamy <text:span text:style-name="Source_20_Text">:</text:span> do przypisywania wartości właściwości.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Contents">Zastosowanie znaków <text:span text:style-name="Source_20_Text">&lt;&gt;</text:span></text:p>
          </table:table-cell>
          <table:table-cell table:style-name="Tabela3.A1" office:value-type="string">
            <text:p text:style-name="Table_20_Contents">Znak <text:span text:style-name="Source_20_Text">&lt;&gt;</text:span> nie jest używany w CSS.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>Użycie <text:span text:style-name="Source_20_Text">,</text:span> zamiast <text:span text:style-name="Source_20_Text">;</text:span></text:p>
          </table:table-cell>
          <table:table-cell table:style-name="Tabela4.A1" office:value-type="string">
            <text:p text:style-name="Table_20_Contents">W CSS kończymy każdą właściwość średnikiem.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Użycie <text:span text:style-name="Source_20_Text">-</text:span> w <text:span text:style-name="Source_20_Text">z-index</text:span></text:p>
          </table:table-cell>
          <table:table-cell table:style-name="Tabela5.A1" office:value-type="string">
            <text:p text:style-name="Table_20_Contents"><text:span text:style-name="Source_20_Text">z-index</text:span> powinien być liczbą całkowitą, nie zawiera jednostek.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Table_20_Contents"><text:span text:style-name="Source_20_Text">-400px</text:span> w <text:span text:style-name="Source_20_Text">z-index</text:span></text:p>
          </table:table-cell>
          <table:table-cell table:style-name="Tabela6.A1" office:value-type="string">
            <text:p text:style-name="Table_20_Contents"><text:span text:style-name="Source_20_Text">z-index</text:span> nie może być wyrażony w pikselach, tylko jako liczba.</text:p>
          </table:table-cell>
        </table:table-row>
      </table:table>
      <text:p text:style-name="P1"/>
      <text:p text:style-name="P1">#tlo { </text:p>
      <text:p text:style-name="P1"><text:s text:c="5"/>position: absolute;</text:p>
      <text:p text:style-name="P1"><text:s text:c="5"/>left: 100px; </text:p>
      <text:p text:style-name="P1"><text:s text:c="5"/>top: 100px; </text:p>
      <text:p text:style-name="P1"><text:s text:c="5"/>z-index: 1;</text:p>
      <text:p text:style-name="P1"><text:s/>} </text:p>
      <text:p text:style-name="P1"/>
      <text:p text:style-name="P1">*tekst { </text:p>
      <text:p text:style-name="P1"><text:s text:c="10"/>position: absolute; </text:p>
      <text:p text:style-name="P1"><text:s text:c="10"/>left: 115px; </text:p>
      <text:p text:style-name="P1"><text:s text:c="10"/>top: 115px;</text:p>
      <text:p text:style-name="P1"><text:s text:c="10"/>z-index: -400; </text:p>
      <text:p text:style-name="P1">} </text:p>
      <text:p text:style-name="P1">Zad 4</text:p>
      <text:p text:style-name="P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header-rows>
          <table:table-row>
            <table:table-cell table:style-name="Tabela7.A1" office:value-type="string">
              <text:p text:style-name="Table_20_Heading">Symbol</text:p>
            </table:table-cell>
            <table:table-cell table:style-name="Tabela7.A1" office:value-type="string">
              <text:p text:style-name="Table_20_Heading">Nazwa jednostki</text:p>
            </table:table-cell>
            <table:table-cell table:style-name="Tabela7.A1" office:value-type="string">
              <text:p text:style-name="Table_20_Heading">Rodzaj jednostki</text:p>
            </table:table-cell>
            <table:table-cell table:style-name="Tabela7.A1" office:value-type="string">
              <text:p text:style-name="Table_20_Heading">Opis zastosowania</text:p>
            </table:table-cell>
          </table:table-row>
        </table:table-header-rows>
        <table:table-row>
          <table:table-cell table:style-name="Tabela7.A1" office:value-type="string">
            <text:p text:style-name="Table_20_Contents">px</text:p>
          </table:table-cell>
          <table:table-cell table:style-name="Tabela7.A1" office:value-type="string">
            <text:p text:style-name="Table_20_Contents">Piksel</text:p>
          </table:table-cell>
          <table:table-cell table:style-name="Tabela7.A1" office:value-type="string">
            <text:p text:style-name="Table_20_Contents">Bezwzględna</text:p>
          </table:table-cell>
          <table:table-cell table:style-name="Tabela7.A1" office:value-type="string">
            <text:p text:style-name="Table_20_Contents">Najczęściej używana jednostka w CSS; definiuje dokładną wielkość elementu. 1 piksel odpowiada jednemu punktowi na ekranie.</text:p>
          </table:table-cell>
        </table:table-row>
        <table:table-row>
          <table:table-cell table:style-name="Tabela7.A1" office:value-type="string">
            <text:p text:style-name="Table_20_Contents">em</text:p>
          </table:table-cell>
          <table:table-cell table:style-name="Tabela7.A1" office:value-type="string">
            <text:p text:style-name="Table_20_Contents">Em</text:p>
          </table:table-cell>
          <table:table-cell table:style-name="Tabela7.A1" office:value-type="string">
            <text:p text:style-name="Table_20_Contents">Względna</text:p>
          </table:table-cell>
          <table:table-cell table:style-name="Tabela7.A1" office:value-type="string">
            <text:p text:style-name="Table_20_Contents">Jednostka względna; 1 em to wielkość czcionki elementu, w którym jest używana. Zmienia się w zależności od kontekstu (np. rozmiaru czcionki rodzica).</text:p>
          </table:table-cell>
        </table:table-row>
        <table:table-row>
          <table:table-cell table:style-name="Tabela7.A1" office:value-type="string">
            <text:p text:style-name="Table_20_Contents">pc</text:p>
          </table:table-cell>
          <table:table-cell table:style-name="Tabela7.A1" office:value-type="string">
            <text:p text:style-name="Table_20_Contents">Pica</text:p>
          </table:table-cell>
          <table:table-cell table:style-name="Tabela7.A1" office:value-type="string">
            <text:p text:style-name="Table_20_Contents">Bezwzględna</text:p>
          </table:table-cell>
          <table:table-cell table:style-name="Tabela7.A1" office:value-type="string">
            <text:p text:style-name="Table_20_Contents">1 pica = 16 punktów. Używana głównie w typografii i drukarstwie. Rzadziej stosowana w CSS.</text:p>
          </table:table-cell>
        </table:table-row>
        <table:table-row>
          <table:table-cell table:style-name="Tabela7.A1" office:value-type="string">
            <text:p text:style-name="Table_20_Contents">pt</text:p>
          </table:table-cell>
          <table:table-cell table:style-name="Tabela7.A1" office:value-type="string">
            <text:p text:style-name="Table_20_Contents">Punkt</text:p>
          </table:table-cell>
          <table:table-cell table:style-name="Tabela7.A1" office:value-type="string">
            <text:p text:style-name="Table_20_Contents">Bezwzględna</text:p>
          </table:table-cell>
          <table:table-cell table:style-name="Tabela7.A1" office:value-type="string">
            <text:p text:style-name="Table_20_Contents">1 punkt = 1/72 cala. Stosowana głównie w drukarstwie; w CSS ma ograniczone zastosowanie.</text:p>
          </table:table-cell>
        </table:table-row>
        <table:table-row>
          <table:table-cell table:style-name="Tabela7.A1" office:value-type="string">
            <text:p text:style-name="Table_20_Contents">%</text:p>
          </table:table-cell>
          <table:table-cell table:style-name="Tabela7.A1" office:value-type="string">
            <text:p text:style-name="Table_20_Contents">Procent</text:p>
          </table:table-cell>
          <table:table-cell table:style-name="Tabela7.A1" office:value-type="string">
            <text:p text:style-name="Table_20_Contents">Względna</text:p>
          </table:table-cell>
          <table:table-cell table:style-name="Tabela7.A1" office:value-type="string">
            <text:p text:style-name="Table_20_Contents">Jednostka względna; wartość procentowa w odniesieniu do elementu rodzica (np. szerokość lub wysokość).</text:p>
          </table:table-cell>
        </table:table-row>
        <table:table-row>
          <table:table-cell table:style-name="Tabela7.A1" office:value-type="string">
            <text:p text:style-name="Table_20_Contents">in</text:p>
          </table:table-cell>
          <table:table-cell table:style-name="Tabela7.A1" office:value-type="string">
            <text:p text:style-name="Table_20_Contents">Cal</text:p>
          </table:table-cell>
          <table:table-cell table:style-name="Tabela7.A1" office:value-type="string">
            <text:p text:style-name="Table_20_Contents">Bezwzględna</text:p>
          </table:table-cell>
          <table:table-cell table:style-name="Tabela7.A1" office:value-type="string">
            <text:p text:style-name="Table_20_Contents">1 cal = 2.54 centymetra. Używana głównie w kontekście druku i rzadziej w projektach internetowych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st</text:p>
      <text:p text:style-name="P1">1.b</text:p>
      <text:p text:style-name="P1">2.c</text:p>
      <text:p text:style-name="P1">3.c</text:p>
      <text:p text:style-name="P1">4.d</text:p>
      <text:p text:style-name="P1">5.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09:29:20.673000000</meta:creation-date>
    <dc:date>2024-10-03T09:55:24.158000000</dc:date>
    <meta:editing-duration>PT26M4S</meta:editing-duration>
    <meta:editing-cycles>1</meta:editing-cycles>
    <meta:document-statistic meta:table-count="7" meta:image-count="0" meta:object-count="0" meta:page-count="2" meta:paragraph-count="60" meta:word-count="211" meta:character-count="1375" meta:non-whitespace-character-count="1154"/>
    <meta:generator>LibreOffice/7.5.2.2$Windows_X86_64 LibreOffice_project/53bb9681a964705cf672590721dbc85eb4d0c3a2</meta:generator>
  </office:meta>
</office:document-meta>
</file>